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52.09mm"/>
    </style:style>
    <style:style style:name="co5" style:family="table-column">
      <style:table-column-properties fo:break-before="auto" style:column-width="49.64mm"/>
    </style:style>
    <style:style style:name="co6" style:family="table-column">
      <style:table-column-properties fo:break-before="auto" style:column-width="55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9"/>
    <style:style style:name="ce7" style:family="table-cell" style:parent-style-name="Default" style:data-style-name="N109">
      <style:text-properties fo:font-weight="bold" style:font-weight-asian="bold" style:font-weight-complex="bold"/>
    </style:style>
    <style:style style:name="ce9" style:family="table-cell" style:parent-style-name="Default" style:data-style-name="N11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9"/>
    <style:style style:name="ce12" style:family="table-cell" style:parent-style-name="Default" style:data-style-name="N10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lly_stat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%of passwords with stems</text:p>
          </table:table-cell>
          <table:table-cell table:number-columns-repeated="5"/>
        </table:table-row>
        <table:table-row table:style-name="ro1">
          <table:table-cell table:style-name="ce9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 of passwords with suffixes</text:p>
          </table:table-cell>
          <table:table-cell table:number-columns-repeated="2"/>
          <table:table-cell office:value-type="string" calcext:value-type="string">
            <text:p>% stem + suffix</text:p>
          </table:table-cell>
          <table:table-cell table:number-columns-repeated="2"/>
        </table:table-row>
        <table:table-row table:style-name="ro1">
          <table:table-cell table:style-name="ce9" office:value-type="percentage" office:value="0.2" calcext:value-type="percentage">
            <text:p>20.00%</text:p>
          </table:table-cell>
          <table:table-cell table:number-columns-repeated="2"/>
          <table:table-cell table:style-name="ce9" office:value-type="percentage" office:value="0.2" calcext:value-type="percentage">
            <text:p>2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of passwords with transforms</text:p>
          </table:table-cell>
          <table:table-cell table:number-columns-repeated="2"/>
          <table:table-cell office:value-type="string" calcext:value-type="string">
            <text:p>% stem + transform</text:p>
          </table:table-cell>
          <table:table-cell/>
          <table:table-cell office:value-type="string" calcext:value-type="string">
            <text:p>% stem + suffix + transform</text:p>
          </table:table-cell>
        </table:table-row>
        <table:table-row table:style-name="ro1">
          <table:table-cell table:style-name="ce9" office:value-type="percentage" office:value="0.05" calcext:value-type="percentage">
            <text:p>5.00%</text:p>
          </table:table-cell>
          <table:table-cell table:number-columns-repeated="2"/>
          <table:table-cell table:style-name="ce9" office:value-type="percentage" office:value="0.05" calcext:value-type="percentage">
            <text:p>5.00%</text:p>
          </table:table-cell>
          <table:table-cell/>
          <table:table-cell table:style-name="ce9" table:formula="of:=[.D4]*[.D6]" office:value-type="percentage" office:value="0.01" calcext:value-type="percentage">
            <text:p>1.00%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Proposed or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m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in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ms + suffix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inations + suffix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ms + transform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inations + transform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ms + suffixes + transform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inations + suffixes + transforms</text:p>
          </table:table-cell>
          <table:table-cell table:number-columns-repeated="4"/>
        </table:table-row>
      </table:table>
      <table:table table:name="Suffixes random_scroll" table:style-name="ta1"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ce10" office:value-type="string" calcext:value-type="string">
            <text:p>Suffix</text:p>
          </table:table-cell>
          <table:table-cell table:style-name="ce10" office:value-type="string" calcext:value-type="string">
            <text:p>Count</text:p>
          </table:table-cell>
          <table:table-cell table:style-name="ce10"/>
          <table:table-cell/>
          <table:table-cell table:style-name="ce10" office:value-type="string" calcext:value-type="string">
            <text:p>Types</text:p>
          </table:table-cell>
          <table:table-cell table:style-name="ce10" office:value-type="string" calcext:value-type="string">
            <text:p>Count</text:p>
          </table:table-cell>
          <table:table-cell table:style-name="ce10" office:value-type="string" calcext:value-type="string">
            <text:p>Range</text:p>
          </table:table-cell>
          <table:table-cell table:style-name="ce10" office:value-type="string" calcext:value-type="string">
            <text:p>Local Prob</text:p>
          </table:table-cell>
          <table:table-cell/>
          <table:table-cell table:style-name="ce10" office:value-type="string" calcext:value-type="string">
            <text:p>Lazy # Suffixes</text:p>
          </table:table-cell>
          <table:table-cell table:style-name="ce10" office:value-type="string" calcext:value-type="string">
            <text:p>Count</text:p>
          </table:table-cell>
          <table:table-cell table:style-name="ce10" office:value-type="string" calcext:value-type="string">
            <text:p>Range</text:p>
          </table:table-cell>
          <table:table-cell table:style-name="ce10" office:value-type="string" calcext:value-type="string">
            <text:p>Efficiency</text:p>
          </table:table-cell>
          <table:table-cell table:style-name="ce10" office:value-type="string" calcext:value-type="string">
            <text:p>Local Prob</text:p>
          </table:table-cell>
          <table:table-cell/>
          <table:table-cell table:style-name="ce10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Number 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Lazy Suffix</text:p>
          </table:table-cell>
          <table:table-cell table:formula="of:=65+14+22+2+7+5+3" office:value-type="float" office:value="118" calcext:value-type="float">
            <text:p>118</text:p>
          </table:table-cell>
          <table:table-cell/>
          <table:table-cell table:formula="of:=[.F2]/[.G2]/total_suffixes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#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K2]/[.L2]" office:value-type="float" office:value="65" calcext:value-type="float">
            <text:p>65</text:p>
          </table:table-cell>
          <table:table-cell table:formula="of:=[.K2]/[.L2]/total_suffixes" office:value-type="float" office:value="0.481481481481481" calcext:value-type="float">
            <text:p>0.481481481481481</text:p>
          </table:table-cell>
          <table:table-cell/>
          <table:table-cell table:formula="of:=SUM([.F2:.F5])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Number 1d &gt;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 most common</text:p>
          </table:table-cell>
          <table:table-cell/>
          <table:table-cell office:value-type="string" calcext:value-type="string">
            <text:p>DOB YY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3]/[.G3]/total_suffixes" office:value-type="float" office:value="0.0148148148148148" calcext:value-type="float">
            <text:p>0.014814814814815</text:p>
          </table:table-cell>
          <table:table-cell/>
          <table:table-cell office:value-type="string" calcext:value-type="string">
            <text:p>#1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K3]/[.L3]" office:value-type="float" office:value="14" calcext:value-type="float">
            <text:p>14</text:p>
          </table:table-cell>
          <table:table-cell table:formula="of:=[.K3]/[.L3]/total_suffixes" office:value-type="float" office:value="0.103703703703704" calcext:value-type="float">
            <text:p>0.103703703703704</text:p>
          </table:table-cell>
          <table:table-cell/>
          <table:table-cell table:style-name="ce10" office:value-type="string" calcext:value-type="string">
            <text:p>Out of 663</text:p>
          </table:table-cell>
          <table:table-cell table:style-name="ce10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Number 1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ge</text:p>
          </table:table-cell>
          <table:table-cell table:formula="of:=3+3+1+2+1+1+1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F4]/[.G4]/total_suffixes" office:value-type="float" office:value="0.0962962962962963" calcext:value-type="float">
            <text:p>0.096296296296296</text:p>
          </table:table-cell>
          <table:table-cell/>
          <table:table-cell office:value-type="string" calcext:value-type="string">
            <text:p>#2-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K4]/[.L4]" office:value-type="float" office:value="2.75" calcext:value-type="float">
            <text:p>2.75</text:p>
          </table:table-cell>
          <table:table-cell table:formula="of:=[.K4]/[.L4]/total_suffixes" office:value-type="float" office:value="0.0203703703703704" calcext:value-type="float">
            <text:p>0.02037037037037</text:p>
          </table:table-cell>
          <table:table-cell/>
          <table:table-cell table:formula="of:=[.P2]/663" office:value-type="float" office:value="0.203619909502262" calcext:value-type="float">
            <text:p>0.203619909502262</text:p>
          </table:table-cell>
          <table:table-cell table:formula="of:=[.P4]*100" office:value-type="float" office:value="20.3619909502262" calcext:value-type="float">
            <text:p>20.3619909502262</text:p>
          </table:table-cell>
        </table:table-row>
        <table:table-row table:style-name="ro1">
          <table:table-cell office:value-type="string" calcext:value-type="string">
            <text:p>#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ate YYYY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5]/[.G5]/total_suffixes" office:value-type="float" office:value="0.0148148148148148" calcext:value-type="float">
            <text:p>0.014814814814815</text:p>
          </table:table-cell>
          <table:table-cell/>
          <table:table-cell office:value-type="string" calcext:value-type="string">
            <text:p>#10-19</text:p>
          </table:table-cell>
          <table:table-cell table:formula="of:=3+7+5+3+1+1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K5]/[.L5]" office:value-type="float" office:value="2" calcext:value-type="float">
            <text:p>2</text:p>
          </table:table-cell>
          <table:table-cell table:formula="of:=[.K5]/[.L5]/total_suffixes" office:value-type="float" office:value="0.0148148148148148" calcext:value-type="float">
            <text:p>0.014814814814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epeat+number</text:p>
          </table:table-cell>
          <table:table-cell table:number-columns-repeated="2"/>
          <table:table-cell table:formula="of:=[.F6]/[.G6]/total_suffixes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#12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6]/[.L6]" office:value-type="float" office:value="2" calcext:value-type="float">
            <text:p>2</text:p>
          </table:table-cell>
          <table:table-cell table:formula="of:=[.K6]/[.L6]/total_suffixes" office:value-type="float" office:value="0.0148148148148148" calcext:value-type="float">
            <text:p>0.014814814814815</text:p>
          </table:table-cell>
          <table:table-cell/>
          <table:table-cell table:style-name="ce10"/>
          <table:table-cell/>
        </table:table-row>
        <table:table-row table:style-name="ro1">
          <table:table-cell office:value-type="string" calcext:value-type="string">
            <text:p>Number 2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!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7]/[.L7]/total_suffixes" office:value-type="float" office:value="0.0148148148148148" calcext:value-type="float">
            <text:p>0.014814814814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1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#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K8]/[.L8]" office:value-type="float" office:value="1" calcext:value-type="float">
            <text:p>1</text:p>
          </table:table-cell>
          <table:table-cell table:formula="of:=[.K8]/[.L8]/total_suffixes" office:value-type="float" office:value="0.00740740740740741" calcext:value-type="float">
            <text:p>0.007407407407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#20-29</text:p>
          </table:table-cell>
          <table:table-cell table:formula="of:=2+1+1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K9]/[.L9]" office:value-type="float" office:value="0.5" calcext:value-type="float">
            <text:p>0.5</text:p>
          </table:table-cell>
          <table:table-cell table:formula="of:=[.K9]/[.L9]/total_suffixes" office:value-type="float" office:value="0.0037037037037037" calcext:value-type="float">
            <text:p>0.003703703703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#0x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K10]/[.L10]" office:value-type="float" office:value="0.4" calcext:value-type="float">
            <text:p>0.4</text:p>
          </table:table-cell>
          <table:table-cell table:formula="of:=[.K10]/[.L10]/total_suffixes" office:value-type="float" office:value="0.00296296296296296" calcext:value-type="float">
            <text:p>0.002962962962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2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#70-79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K11]/[.L11]" office:value-type="float" office:value="0.2" calcext:value-type="float">
            <text:p>0.2</text:p>
          </table:table-cell>
          <table:table-cell table:formula="of:=[.K11]/[.L11]/total_suffixes" office:value-type="float" office:value="0.00148148148148148" calcext:value-type="float">
            <text:p>0.001481481481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23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#201x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K12]/[.L12]" office:value-type="float" office:value="0.2" calcext:value-type="float">
            <text:p>0.2</text:p>
          </table:table-cell>
          <table:table-cell table:formula="of:=[.K12]/[.L12]/total_suffixes" office:value-type="float" office:value="0.00148148148148148" calcext:value-type="float">
            <text:p>0.001481481481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!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#xxxx random</text:p>
          </table:table-cell>
          <table:table-cell office:value-type="float" office:value="2" calcext:value-type="float">
            <text:p>2</text:p>
          </table:table-cell>
          <table:table-cell office:value-type="float" office:value="9999" calcext:value-type="float">
            <text:p>9999</text:p>
          </table:table-cell>
          <table:table-cell table:formula="of:=[.K13]/[.L13]" office:value-type="float" office:value="0.0002000200020002" calcext:value-type="float">
            <text:p>0.000200020002</text:p>
          </table:table-cell>
          <table:table-cell table:formula="of:=[.K13]/[.L13]/total_suffixes" office:value-type="float" office:value="0.00000148162964444593" calcext:value-type="float">
            <text:p>1.48162964444593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peat+number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mber 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#131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2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7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19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2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7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407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1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201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201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</table:table>
      <table:table table:name="Stems 0-663" table:style-name="ta1"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row table:style-name="ro1">
          <table:table-cell table:style-name="ce10" office:value-type="string" calcext:value-type="string">
            <text:p>Lines 0-663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ount</text:p>
          </table:table-cell>
          <table:table-cell table:style-name="ce10" office:value-type="string" calcext:value-type="string">
            <text:p>Avg. Range</text:p>
          </table:table-cell>
          <table:table-cell table:style-name="ce10" office:value-type="string" calcext:value-type="string">
            <text:p>Prob(/663)</text:p>
          </table:table-cell>
          <table:table-cell table:style-name="ce10" office:value-type="string" calcext:value-type="string">
            <text:p>Com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B3]/663" office:value-type="float" office:value="0.191553544494721" calcext:value-type="float">
            <text:p>0.191553544494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r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4]/663" office:value-type="float" office:value="0.0135746606334842" calcext:value-type="float">
            <text:p>0.013574660633484</text:p>
          </table:table-cell>
          <table:table-cell office:value-type="string" calcext:value-type="string">
            <text:p>Sport + er (e.g. golfe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/Subur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5]/663" office:value-type="float" office:value="0.0135746606334842" calcext:value-type="float">
            <text:p>0.013574660633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/Motorcycle Mak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6]/663" office:value-type="float" office:value="0.0105580693815988" calcext:value-type="float">
            <text:p>0.010558069381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r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7]/663" office:value-type="float" office:value="0.00904977375565611" calcext:value-type="float">
            <text:p>0.009049773755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thological Creature/Ro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8]/663" office:value-type="float" office:value="0.00754147812971342" calcext:value-type="float">
            <text:p>0.007541478129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9]/663" office:value-type="float" office:value="0.00754147812971342" calcext:value-type="float">
            <text:p>0.007541478129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ie/Show/Cartoon Charact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B10]/663" office:value-type="float" office:value="0.024132730015083" calcext:value-type="float">
            <text:p>0.024132730015083</text:p>
          </table:table-cell>
          <table:table-cell office:value-type="string" calcext:value-type="string">
            <text:p>Super heroes are very common. Disney/child characters are comm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knam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1]/663" office:value-type="float" office:value="0.0120663650075415" calcext:value-type="float">
            <text:p>0.0120663650075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man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2]/663" office:value-type="float" office:value="0.00603318250377074" calcext:value-type="float">
            <text:p>0.006033182503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nd Nam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B13]/663" office:value-type="float" office:value="0.0120663650075415" calcext:value-type="float">
            <text:p>0.0120663650075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ie/Show/Carto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14]/663" office:value-type="float" office:value="0.00904977375565611" calcext:value-type="float">
            <text:p>0.009049773755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site/Online Servic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15]/663" office:value-type="float" office:value="0.00904977375565611" calcext:value-type="float">
            <text:p>0.009049773755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ru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6]/663" office:value-type="float" office:value="0.00301659125188537" calcext:value-type="float">
            <text:p>0.003016591251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7]/663" office:value-type="float" office:value="0.00301659125188537" calcext:value-type="float">
            <text:p>0.003016591251885</text:p>
          </table:table-cell>
          <table:table-cell office:value-type="string" calcext:value-type="string">
            <text:p>Include exotic pets they may 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l Bra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8]/663" office:value-type="float" office:value="0.00301659125188537" calcext:value-type="float">
            <text:p>0.003016591251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thing Bra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9]/663" office:value-type="float" office:value="0.00301659125188537" calcext:value-type="float">
            <text:p>0.003016591251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ir C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0]/663" office:value-type="float" office:value="0.00301659125188537" calcext:value-type="float">
            <text:p>0.003016591251885</text:p>
          </table:table-cell>
          <table:table-cell office:value-type="string" calcext:value-type="string">
            <text:p>Only if gin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rt Te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1]/663" office:value-type="float" office:value="0.00301659125188537" calcext:value-type="float">
            <text:p>0.003016591251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nological Bra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2]/663" office:value-type="float" office:value="0.00452488687782805" calcext:value-type="float">
            <text:p>0.004524886877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bby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3]/663" office:value-type="float" office:value="0.00301659125188537" calcext:value-type="float">
            <text:p>0.003016591251885</text:p>
          </table:table-cell>
          <table:table-cell office:value-type="string" calcext:value-type="string">
            <text:p>'weed 420’, +er (e.g. skate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n Provid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4]/663" office:value-type="float" office:value="0.00150829562594268" calcext:value-type="float">
            <text:p>0.001508295625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B Mo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5]/663" office:value-type="float" office:value="0.00150829562594268" calcext:value-type="float">
            <text:p>0.001508295625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ath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6]/663" office:value-type="float" office:value="0.00150829562594268" calcext:value-type="float">
            <text:p>0.001508295625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7]/663" office:value-type="float" office:value="0.00150829562594268" calcext:value-type="float">
            <text:p>0.001508295625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ig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8]/663" office:value-type="float" office:value="0.00150829562594268" calcext:value-type="float">
            <text:p>0.001508295625943</text:p>
          </table:table-cell>
          <table:table-cell office:value-type="string" calcext:value-type="string">
            <text:p>'christian’ possible referring to a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9]/663" office:value-type="float" office:value="0.00150829562594268" calcext:value-type="float">
            <text:p>0.001508295625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igious Entity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]/663" office:value-type="float" office:value="0.0105580693815988" calcext:value-type="float">
            <text:p>0.010558069381599</text:p>
          </table:table-cell>
          <table:table-cell office:value-type="string" calcext:value-type="string">
            <text:p>'jesus’, ‘angel(s)’, ‘gabriel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arby Objec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31]/663" office:value-type="float" office:value="0.00301659125188537" calcext:value-type="float">
            <text:p>0.003016591251885</text:p>
          </table:table-cell>
          <table:table-cell office:value-type="string" calcext:value-type="string">
            <text:p>'Xbox360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ebr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2]/663" office:value-type="float" office:value="0.00150829562594268" calcext:value-type="float">
            <text:p>0.001508295625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 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3]/663" office:value-type="float" office:value="0.00150829562594268" calcext:value-type="float">
            <text:p>0.001508295625943</text:p>
          </table:table-cell>
          <table:table-cell office:value-type="string" calcext:value-type="string">
            <text:p>Possibly more. Hard to t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 St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4]/663" office:value-type="float" office:value="0.00150829562594268" calcext:value-type="float">
            <text:p>0.001508295625943</text:p>
          </table:table-cell>
          <table:table-cell table:number-columns-repeated="5"/>
        </table:table-row>
      </table:table>
      <table:table table:name="Stems random_scroll" table:style-name="ta1"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row table:style-name="ro1">
          <table:table-cell table:style-name="ce10" office:value-type="string" calcext:value-type="string">
            <text:p>Random Scrolling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ount</text:p>
          </table:table-cell>
          <table:table-cell table:style-name="ce10" office:value-type="string" calcext:value-type="string">
            <text:p>Avg. Range</text:p>
          </table:table-cell>
          <table:table-cell table:style-name="ce12" office:value-type="string" calcext:value-type="string">
            <text:p>Percentage</text:p>
          </table:table-cell>
          <table:table-cell table:style-name="ce10" office:value-type="string" calcext:value-type="string">
            <text:p>Comments</text:p>
          </table:table-cell>
          <table:table-cell table:style-name="ce10" office:value-type="string" calcext:value-type="string">
            <text:p>Total Entries</text:p>
          </table:table-cell>
        </table:table-row>
        <table:table-row table:style-name="ro1">
          <table:table-cell office:value-type="string" calcext:value-type="string">
            <text:p>First Nam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3]/total_stems" office:value-type="float" office:value="0.392857142857143" calcext:value-type="float">
            <text:p>0.393</text:p>
          </table:table-cell>
          <table:table-cell/>
          <table:table-cell table:formula="of:=SUM([.B$1:.B$1048576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ast Nam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4]/total_stems" office:value-type="float" office:value="0.107142857142857" calcext:value-type="float">
            <text:p>0.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nam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5]/total_stems" office:value-type="float" office:value="0.0952380952380952" calcext:value-type="float">
            <text:p>0.095</text:p>
          </table:table-cell>
          <table:table-cell office:value-type="string" calcext:value-type="string">
            <text:p>prefix sexy</text:p>
          </table:table-cell>
          <table:table-cell/>
        </table:table-row>
        <table:table-row table:style-name="ro1">
          <table:table-cell office:value-type="string" calcext:value-type="string">
            <text:p>DOB Mon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6]/total_stems" office:value-type="float" office:value="0.0476190476190476" calcext:value-type="float">
            <text:p>0.048</text:p>
          </table:table-cell>
          <table:table-cell office:value-type="string" calcext:value-type="string">
            <text:p>suffix dob day</text:p>
          </table:table-cell>
          <table:table-cell/>
        </table:table-row>
        <table:table-row table:style-name="ro1">
          <table:table-cell office:value-type="string" calcext:value-type="string">
            <text:p>City/Subur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7]/total_stems" office:value-type="float" office:value="0.0357142857142857" calcext:value-type="float">
            <text:p>0.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e/Show/Cartoon Charac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8]/total_stems" office:value-type="float" office:value="0.0476190476190476" calcext:value-type="float">
            <text:p>0.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 Sig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9]/total_stems" office:value-type="float" office:value="0.0238095238095238" calcext:value-type="float">
            <text:p>0.024</text:p>
          </table:table-cell>
          <table:table-cell office:value-type="string" calcext:value-type="string">
            <text:p>suffix s</text:p>
          </table:table-cell>
          <table:table-cell/>
        </table:table-row>
        <table:table-row table:style-name="ro1">
          <table:table-cell office:value-type="string" calcext:value-type="string">
            <text:p>Car Mak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0]/total_stems" office:value-type="float" office:value="0.0238095238095238" calcext:value-type="float">
            <text:p>0.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1]/total_stems" office:value-type="float" office:value="0.0238095238095238" calcext:value-type="float">
            <text:p>0.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/Musici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2]/total_stems" office:value-type="float" office:value="0.0357142857142857" calcext:value-type="float">
            <text:p>0.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bb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3]/total_stems" office:value-type="float" office:value="0.0357142857142857" calcext:value-type="float">
            <text:p>0.036</text:p>
          </table:table-cell>
          <table:table-cell office:value-type="string" calcext:value-type="string">
            <text:p>'blazer’, ‘pothead420’,’pot420’</text:p>
          </table:table-cell>
          <table:table-cell/>
        </table:table-row>
        <table:table-row table:style-name="ro1">
          <table:table-cell office:value-type="string" calcext:value-type="string">
            <text:p>Hobby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4]/total_stems" office:value-type="float" office:value="0.0238095238095238" calcext:value-type="float">
            <text:p>0.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ite/Online Servi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5]/total_stems" office:value-type="float" office:value="0.0238095238095238" calcext:value-type="float">
            <text:p>0.024</text:p>
          </table:table-cell>
          <table:table-cell office:value-type="string" calcext:value-type="string">
            <text:p>prefixed with my</text:p>
          </table:table-cell>
          <table:table-cell/>
        </table:table-row>
        <table:table-row table:style-name="ro1">
          <table:table-cell office:value-type="string" calcext:value-type="string">
            <text:p>porn prefere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6]/total_stems" office:value-type="float" office:value="0.0119047619047619" calcext:value-type="float">
            <text:p>0.012</text:p>
          </table:table-cell>
          <table:table-cell office:value-type="string" calcext:value-type="string">
            <text:p>'hentai’</text:p>
          </table:table-cell>
          <table:table-cell/>
        </table:table-row>
        <table:table-row table:style-name="ro1">
          <table:table-cell office:value-type="string" calcext:value-type="string">
            <text:p>Constel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7]/total_stems" office:value-type="float" office:value="0.0119047619047619" calcext:value-type="float">
            <text:p>0.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8]/total_stems" office:value-type="float" office:value="0.0119047619047619" calcext:value-type="float">
            <text:p>0.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c Musici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]/total_stems" office:value-type="float" office:value="0.0119047619047619" calcext:value-type="float">
            <text:p>0.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c Prefer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0]/total_stems" office:value-type="float" office:value="0.0119047619047619" calcext:value-type="float">
            <text:p>0.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21]/total_stems" office:value-type="float" office:value="0.0119047619047619" calcext:value-type="float">
            <text:p>0.012</text:p>
          </table:table-cell>
          <table:table-cell office:value-type="string" calcext:value-type="string">
            <text:p>'jesus saves’</text:p>
          </table:table-cell>
          <table:table-cell/>
        </table:table-row>
        <table:table-row table:style-name="ro1">
          <table:table-cell office:value-type="string" calcext:value-type="string">
            <text:p>Religious Enti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22]/total_stems" office:value-type="float" office:value="0.0119047619047619" calcext:value-type="float">
            <text:p>0.012</text:p>
          </table:table-cell>
          <table:table-cell office:value-type="string" calcext:value-type="string">
            <text:p>'lord’</text:p>
          </table:table-cell>
          <table:table-cell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tem Transforms" table:style-name="ta1"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Count</text:p>
          </table:table-cell>
          <table:table-cell table:style-name="ce10" office:value-type="string" calcext:value-type="string">
            <text:p>Prob (/663)</text:p>
          </table:table-cell>
          <table:table-cell table:style-name="ce10" office:value-type="string" calcext:value-type="string">
            <text:p>Local Prob</text:p>
          </table:table-cell>
          <table:table-cell/>
          <table:table-cell table:style-name="ce10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All Uppercase</text:p>
          </table:table-cell>
          <table:table-cell office:value-type="float" office:value="17" calcext:value-type="float">
            <text:p>17</text:p>
          </table:table-cell>
          <table:table-cell table:formula="of:=[.B2]/663" office:value-type="float" office:value="0.0256410256410256" calcext:value-type="float">
            <text:p>0.025641025641026</text:p>
          </table:table-cell>
          <table:table-cell table:formula="of:=[.B2]/total_transforms" office:value-type="float" office:value="0.548387096774194" calcext:value-type="float">
            <text:p>0.548387096774194</text:p>
          </table:table-cell>
          <table:table-cell/>
          <table:table-cell table:formula="of:=SUM([.B2:.B10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Camel Case</text:p>
          </table:table-cell>
          <table:table-cell office:value-type="float" office:value="7" calcext:value-type="float">
            <text:p>7</text:p>
          </table:table-cell>
          <table:table-cell table:formula="of:=[.B3]/663" office:value-type="float" office:value="0.0105580693815988" calcext:value-type="float">
            <text:p>0.010558069381599</text:p>
          </table:table-cell>
          <table:table-cell table:formula="of:=[.B3]/total_transforms" office:value-type="float" office:value="0.225806451612903" calcext:value-type="float">
            <text:p>0.225806451612903</text:p>
          </table:table-cell>
          <table:table-cell/>
          <table:table-cell table:style-name="ce10" office:value-type="string" calcext:value-type="string">
            <text:p>Out of 663</text:p>
          </table:table-cell>
          <table:table-cell table:style-name="ce10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1337 – O to 0</text:p>
          </table:table-cell>
          <table:table-cell office:value-type="float" office:value="1" calcext:value-type="float">
            <text:p>1</text:p>
          </table:table-cell>
          <table:table-cell table:formula="of:=[.B4]/663" office:value-type="float" office:value="0.00150829562594268" calcext:value-type="float">
            <text:p>0.001508295625943</text:p>
          </table:table-cell>
          <table:table-cell table:formula="of:=[.B4]/total_transforms" office:value-type="float" office:value="0.032258064516129" calcext:value-type="float">
            <text:p>0.032258064516129</text:p>
          </table:table-cell>
          <table:table-cell/>
          <table:table-cell table:formula="of:=[.F2]/663" office:value-type="float" office:value="0.0467571644042232" calcext:value-type="float">
            <text:p>0.046757164404223</text:p>
          </table:table-cell>
          <table:table-cell table:formula="of:=[.F4]*100" office:value-type="float" office:value="4.67571644042232" calcext:value-type="float">
            <text:p>4.67571644042232</text:p>
          </table:table-cell>
        </table:table-row>
        <table:table-row table:style-name="ro1">
          <table:table-cell office:value-type="string" calcext:value-type="string">
            <text:p>I to Y</text:p>
          </table:table-cell>
          <table:table-cell office:value-type="float" office:value="1" calcext:value-type="float">
            <text:p>1</text:p>
          </table:table-cell>
          <table:table-cell table:formula="of:=[.B5]/663" office:value-type="float" office:value="0.00150829562594268" calcext:value-type="float">
            <text:p>0.001508295625943</text:p>
          </table:table-cell>
          <table:table-cell table:formula="of:=[.B5]/total_transforms" office:value-type="float" office:value="0.032258064516129" calcext:value-type="float">
            <text:p>0.032258064516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 3 letters uppercase</text:p>
          </table:table-cell>
          <table:table-cell office:value-type="float" office:value="1" calcext:value-type="float">
            <text:p>1</text:p>
          </table:table-cell>
          <table:table-cell table:formula="of:=[.B6]/663" office:value-type="float" office:value="0.00150829562594268" calcext:value-type="float">
            <text:p>0.001508295625943</text:p>
          </table:table-cell>
          <table:table-cell table:formula="of:=[.B6]/total_transforms" office:value-type="float" office:value="0.032258064516129" calcext:value-type="float">
            <text:p>0.032258064516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 Uppercase</text:p>
          </table:table-cell>
          <table:table-cell office:value-type="float" office:value="1" calcext:value-type="float">
            <text:p>1</text:p>
          </table:table-cell>
          <table:table-cell table:formula="of:=[.B7]/663" office:value-type="float" office:value="0.00150829562594268" calcext:value-type="float">
            <text:p>0.001508295625943</text:p>
          </table:table-cell>
          <table:table-cell table:formula="of:=[.B7]/total_transforms" office:value-type="float" office:value="0.032258064516129" calcext:value-type="float">
            <text:p>0.032258064516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37 – all</text:p>
          </table:table-cell>
          <table:table-cell office:value-type="float" office:value="1" calcext:value-type="float">
            <text:p>1</text:p>
          </table:table-cell>
          <table:table-cell table:formula="of:=[.B8]/663" office:value-type="float" office:value="0.00150829562594268" calcext:value-type="float">
            <text:p>0.001508295625943</text:p>
          </table:table-cell>
          <table:table-cell table:formula="of:=[.B8]/total_transforms" office:value-type="float" office:value="0.032258064516129" calcext:value-type="float">
            <text:p>0.032258064516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 2 letters uppercase</text:p>
          </table:table-cell>
          <table:table-cell office:value-type="float" office:value="1" calcext:value-type="float">
            <text:p>1</text:p>
          </table:table-cell>
          <table:table-cell table:formula="of:=[.B9]/663" office:value-type="float" office:value="0.00150829562594268" calcext:value-type="float">
            <text:p>0.001508295625943</text:p>
          </table:table-cell>
          <table:table-cell table:formula="of:=[.B9]/total_transforms" office:value-type="float" office:value="0.032258064516129" calcext:value-type="float">
            <text:p>0.032258064516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i-Camel Case (some not upper)</text:p>
          </table:table-cell>
          <table:table-cell office:value-type="float" office:value="1" calcext:value-type="float">
            <text:p>1</text:p>
          </table:table-cell>
          <table:table-cell table:formula="of:=[.B10]/663" office:value-type="float" office:value="0.00150829562594268" calcext:value-type="float">
            <text:p>0.001508295625943</text:p>
          </table:table-cell>
          <table:table-cell table:formula="of:=[.B10]/total_transforms" office:value-type="float" office:value="0.032258064516129" calcext:value-type="float">
            <text:p>0.032258064516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ace space with _</text:p>
          </table:table-cell>
          <table:table-cell/>
          <table:table-cell table:formula="of:=[.B11]/663" office:value-type="float" office:value="0" calcext:value-type="float">
            <text:p>0</text:p>
          </table:table-cell>
          <table:table-cell table:formula="of:=[.B11]/total_transforms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37 – S to 5</text:p>
          </table:table-cell>
          <table:table-cell/>
          <table:table-cell table:formula="of:=[.B12]/663" office:value-type="float" office:value="0" calcext:value-type="float">
            <text:p>0</text:p>
          </table:table-cell>
          <table:table-cell table:formula="of:=[.B12]/total_transforms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ve Spaces</text:p>
          </table:table-cell>
          <table:table-cell/>
          <table:table-cell table:formula="of:=[.B13]/663" office:value-type="float" office:value="0" calcext:value-type="float">
            <text:p>0</text:p>
          </table:table-cell>
          <table:table-cell table:formula="of:=[.B13]/total_transforms" office:value-type="float" office:value="0" calcext:value-type="float">
            <text:p>0</text:p>
          </table:table-cell>
          <table:table-cell table:number-columns-repeated="3"/>
        </table:table-row>
      </table:table>
      <table:named-expressions>
        <table:named-range table:name="total_stems" table:base-cell-address="$'Stems random_scroll'.$G$3" table:cell-range-address="$'Stems random_scroll'.$F$3"/>
        <table:named-range table:name="total_suffixes" table:base-cell-address="$'Suffixes random_scroll'.$N$2" table:cell-range-address="$'Suffixes random_scroll'.$P$2"/>
        <table:named-range table:name="total_transforms" table:base-cell-address="$'Stem Transforms'.$F$2" table:cell-range-address="$'Stem Transforms'.$F$2"/>
      </table:named-expressions>
      <table:database-ranges>
        <table:database-range table:name="__Anonymous_Sheet_DB__1" table:target-range-address="'Suffixes random_scroll'.A2:'Suffixes random_scroll'.B2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Stems 0-663'.A3:'Stems 0-663'.E34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3" table:target-range-address="'Stems random_scroll'.A3:'Stems random_scroll'.E22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4" table:target-range-address="'Stem Transforms'.A2:'Stem Transforms'.B1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21:38:49.427291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21:39:18.800667461</meta:creation-date>
    <meta:editing-duration>P0D</meta:editing-duration>
    <meta:editing-cycles>1</meta:editing-cycles>
    <meta:generator>LibreOffice/6.0.7.3$Linux_X86_64 LibreOffice_project/00m0$Build-3</meta:generator>
    <meta:document-statistic meta:table-count="5" meta:cell-count="462" meta:object-count="0"/>
  </office:meta>
</office:document-meta>
</file>